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combined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eth</text:p>
          </table:table-cell>
          <table:table-cell office:value-type="string" calcext:value-type="string">
            <text:p>c_mpi_infini</text:p>
          </table:table-cell>
          <table:table-cell office:value-type="string" calcext:value-type="string">
            <text:p>java_mpi_eth</text:p>
          </table:table-cell>
          <table:table-cell office:value-type="string" calcext:value-type="string">
            <text:p>java_mpi_infini</text:p>
          </table:table-cell>
          <table:table-cell office:value-type="string" calcext:value-type="string">
            <text:p>java_tcp_e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2" calcext:value-type="float">
            <text:p>13.82</text:p>
          </table:table-cell>
          <table:table-cell office:value-type="float" office:value="1.52" calcext:value-type="float">
            <text:p>1.52</text:p>
          </table:table-cell>
          <table:table-cell office:value-type="float" office:value="19.762" calcext:value-type="float">
            <text:p>19.762</text:p>
          </table:table-cell>
          <table:table-cell office:value-type="float" office:value="5.131" calcext:value-type="float">
            <text:p>5.131</text:p>
          </table:table-cell>
          <table:table-cell office:value-type="float" office:value="370.651" calcext:value-type="float">
            <text:p>370.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9" calcext:value-type="float">
            <text:p>13.49</text:p>
          </table:table-cell>
          <table:table-cell office:value-type="float" office:value="1.52" calcext:value-type="float">
            <text:p>1.52</text:p>
          </table:table-cell>
          <table:table-cell office:value-type="float" office:value="17.576" calcext:value-type="float">
            <text:p>17.576</text:p>
          </table:table-cell>
          <table:table-cell office:value-type="float" office:value="2.283" calcext:value-type="float">
            <text:p>2.283</text:p>
          </table:table-cell>
          <table:table-cell office:value-type="float" office:value="299.355" calcext:value-type="float">
            <text:p>299.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4" calcext:value-type="float">
            <text:p>12.24</text:p>
          </table:table-cell>
          <table:table-cell office:value-type="float" office:value="1.56" calcext:value-type="float">
            <text:p>1.56</text:p>
          </table:table-cell>
          <table:table-cell office:value-type="float" office:value="16.118" calcext:value-type="float">
            <text:p>16.118</text:p>
          </table:table-cell>
          <table:table-cell office:value-type="float" office:value="2.078" calcext:value-type="float">
            <text:p>2.078</text:p>
          </table:table-cell>
          <table:table-cell office:value-type="float" office:value="238.492" calcext:value-type="float">
            <text:p>238.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21" calcext:value-type="float">
            <text:p>12.21</text:p>
          </table:table-cell>
          <table:table-cell office:value-type="float" office:value="1.57" calcext:value-type="float">
            <text:p>1.57</text:p>
          </table:table-cell>
          <table:table-cell office:value-type="float" office:value="16.002" calcext:value-type="float">
            <text:p>16.002</text:p>
          </table:table-cell>
          <table:table-cell office:value-type="float" office:value="2.178" calcext:value-type="float">
            <text:p>2.178</text:p>
          </table:table-cell>
          <table:table-cell office:value-type="float" office:value="241.234" calcext:value-type="float">
            <text:p>241.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24" calcext:value-type="float">
            <text:p>12.24</text:p>
          </table:table-cell>
          <table:table-cell office:value-type="float" office:value="1.59" calcext:value-type="float">
            <text:p>1.59</text:p>
          </table:table-cell>
          <table:table-cell office:value-type="float" office:value="16.238" calcext:value-type="float">
            <text:p>16.238</text:p>
          </table:table-cell>
          <table:table-cell office:value-type="float" office:value="2.194" calcext:value-type="float">
            <text:p>2.194</text:p>
          </table:table-cell>
          <table:table-cell office:value-type="float" office:value="244.724" calcext:value-type="float">
            <text:p>244.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17" calcext:value-type="float">
            <text:p>13.17</text:p>
          </table:table-cell>
          <table:table-cell office:value-type="float" office:value="1.91" calcext:value-type="float">
            <text:p>1.91</text:p>
          </table:table-cell>
          <table:table-cell office:value-type="float" office:value="17.155" calcext:value-type="float">
            <text:p>17.155</text:p>
          </table:table-cell>
          <table:table-cell office:value-type="float" office:value="2.384" calcext:value-type="float">
            <text:p>2.384</text:p>
          </table:table-cell>
          <table:table-cell office:value-type="float" office:value="255.759" calcext:value-type="float">
            <text:p>255.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18" calcext:value-type="float">
            <text:p>13.18</text:p>
          </table:table-cell>
          <table:table-cell office:value-type="float" office:value="2.37" calcext:value-type="float">
            <text:p>2.37</text:p>
          </table:table-cell>
          <table:table-cell office:value-type="float" office:value="17.722" calcext:value-type="float">
            <text:p>17.722</text:p>
          </table:table-cell>
          <table:table-cell office:value-type="float" office:value="2.917" calcext:value-type="float">
            <text:p>2.917</text:p>
          </table:table-cell>
          <table:table-cell office:value-type="float" office:value="230.099" calcext:value-type="float">
            <text:p>230.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.45" calcext:value-type="float">
            <text:p>13.45</text:p>
          </table:table-cell>
          <table:table-cell office:value-type="float" office:value="2.67" calcext:value-type="float">
            <text:p>2.67</text:p>
          </table:table-cell>
          <table:table-cell office:value-type="float" office:value="17.867" calcext:value-type="float">
            <text:p>17.867</text:p>
          </table:table-cell>
          <table:table-cell office:value-type="float" office:value="3.275" calcext:value-type="float">
            <text:p>3.275</text:p>
          </table:table-cell>
          <table:table-cell office:value-type="float" office:value="236.657" calcext:value-type="float">
            <text:p>236.6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61" calcext:value-type="float">
            <text:p>13.61</text:p>
          </table:table-cell>
          <table:table-cell office:value-type="float" office:value="2.92" calcext:value-type="float">
            <text:p>2.92</text:p>
          </table:table-cell>
          <table:table-cell office:value-type="float" office:value="17.696" calcext:value-type="float">
            <text:p>17.696</text:p>
          </table:table-cell>
          <table:table-cell office:value-type="float" office:value="3.516" calcext:value-type="float">
            <text:p>3.516</text:p>
          </table:table-cell>
          <table:table-cell office:value-type="float" office:value="251.532" calcext:value-type="float">
            <text:p>251.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.99" calcext:value-type="float">
            <text:p>13.99</text:p>
          </table:table-cell>
          <table:table-cell office:value-type="float" office:value="3.32" calcext:value-type="float">
            <text:p>3.32</text:p>
          </table:table-cell>
          <table:table-cell office:value-type="float" office:value="18.225" calcext:value-type="float">
            <text:p>18.225</text:p>
          </table:table-cell>
          <table:table-cell office:value-type="float" office:value="4.038" calcext:value-type="float">
            <text:p>4.038</text:p>
          </table:table-cell>
          <table:table-cell office:value-type="float" office:value="229.884" calcext:value-type="float">
            <text:p>229.8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.12" calcext:value-type="float">
            <text:p>18.12</text:p>
          </table:table-cell>
          <table:table-cell office:value-type="float" office:value="4.21" calcext:value-type="float">
            <text:p>4.21</text:p>
          </table:table-cell>
          <table:table-cell office:value-type="float" office:value="23.552" calcext:value-type="float">
            <text:p>23.552</text:p>
          </table:table-cell>
          <table:table-cell office:value-type="float" office:value="5.02" calcext:value-type="float">
            <text:p>5.02</text:p>
          </table:table-cell>
          <table:table-cell office:value-type="float" office:value="245.748" calcext:value-type="float">
            <text:p>245.7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.15" calcext:value-type="float">
            <text:p>20.15</text:p>
          </table:table-cell>
          <table:table-cell office:value-type="float" office:value="5.32" calcext:value-type="float">
            <text:p>5.32</text:p>
          </table:table-cell>
          <table:table-cell office:value-type="float" office:value="26.892" calcext:value-type="float">
            <text:p>26.892</text:p>
          </table:table-cell>
          <table:table-cell office:value-type="float" office:value="6.134" calcext:value-type="float">
            <text:p>6.134</text:p>
          </table:table-cell>
          <table:table-cell office:value-type="float" office:value="265.576" calcext:value-type="float">
            <text:p>265.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4.98" calcext:value-type="float">
            <text:p>24.98</text:p>
          </table:table-cell>
          <table:table-cell office:value-type="float" office:value="7.33" calcext:value-type="float">
            <text:p>7.33</text:p>
          </table:table-cell>
          <table:table-cell office:value-type="float" office:value="31.987" calcext:value-type="float">
            <text:p>31.987</text:p>
          </table:table-cell>
          <table:table-cell office:value-type="float" office:value="9.452" calcext:value-type="float">
            <text:p>9.452</text:p>
          </table:table-cell>
          <table:table-cell office:value-type="float" office:value="285.228" calcext:value-type="float">
            <text:p>285.2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3.87" calcext:value-type="float">
            <text:p>33.87</text:p>
          </table:table-cell>
          <table:table-cell office:value-type="float" office:value="9.46" calcext:value-type="float">
            <text:p>9.46</text:p>
          </table:table-cell>
          <table:table-cell office:value-type="float" office:value="45.79" calcext:value-type="float">
            <text:p>45.79</text:p>
          </table:table-cell>
          <table:table-cell office:value-type="float" office:value="17.145" calcext:value-type="float">
            <text:p>17.145</text:p>
          </table:table-cell>
          <table:table-cell office:value-type="float" office:value="296.532" calcext:value-type="float">
            <text:p>296.5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7.16" calcext:value-type="float">
            <text:p>47.16</text:p>
          </table:table-cell>
          <table:table-cell office:value-type="float" office:value="13.04" calcext:value-type="float">
            <text:p>13.04</text:p>
          </table:table-cell>
          <table:table-cell office:value-type="float" office:value="63.084" calcext:value-type="float">
            <text:p>63.084</text:p>
          </table:table-cell>
          <table:table-cell office:value-type="float" office:value="27.179" calcext:value-type="float">
            <text:p>27.179</text:p>
          </table:table-cell>
          <table:table-cell office:value-type="float" office:value="333.952" calcext:value-type="float">
            <text:p>333.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9.88" calcext:value-type="float">
            <text:p>499.88</text:p>
          </table:table-cell>
          <table:table-cell office:value-type="float" office:value="20.1" calcext:value-type="float">
            <text:p>20.1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46.181" calcext:value-type="float">
            <text:p>46.181</text:p>
          </table:table-cell>
          <table:table-cell office:value-type="float" office:value="327.176" calcext:value-type="float">
            <text:p>327.176</text:p>
          </table:table-cell>
        </table:table-row>
      </table:table>
      <table:table table:name="Sheet2" table:style-name="ta1">
        <table:shapes>
          <draw:frame draw:z-index="0" draw:style-name="gr1" draw:text-style-name="P1" svg:width="647.04pt" svg:height="386.25pt" svg:x="3.12pt" svg:y="15.82pt">
            <loext:p draw:notify-on-update-of-ranges="all_combined.A1:all_combined.A1 all_combined.A2:all_combined.A17 all_combined.B1:all_combined.B1 all_combined.B2:all_combined.B17 all_combined.C1:all_combined.C1 all_combined.C2:all_combined.C17 all_combined.D1:all_combined.D1 all_combined.D2:all_combined.D17 all_combined.E1:all_combined.E1 all_combined.E2:all_combined.E17 all_combined.F1:all_combined.F1 all_combined.F2:all_combined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23:53:12.771210714</dc:date>
    <meta:editing-duration>PT5M17S</meta:editing-duration>
    <meta:editing-cycles>3</meta:editing-cycles>
    <meta:generator>LibreOffice/5.4.1.2$Linux_X86_64 LibreOffice_project/40m0$Build-2</meta:generator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27cm" svg:height="13.627cm" xlink:href=".." xlink:type="simple" chart:class="chart:line" chart:style-name="ch1">
        <chart:title svg:x="9.544cm" svg:y="0.407cm" chart:style-name="ch2">
          <text:p>OSU Benchmarks</text:p>
        </chart:title>
        <chart:legend chart:legend-position="end" svg:x="19.208cm" svg:y="5.65cm" style:legend-expansion="high" chart:style-name="ch3"/>
        <chart:plot-area chart:style-name="ch4" table:cell-range-address="all_combined.A1:all_combined.F17" chart:data-source-has-labels="both" svg:x="1.415cm" svg:y="1.432cm" svg:width="17.337cm" svg:height="10.994cm">
          <chartooo:coordinate-region svg:x="2.222cm" svg:y="1.606cm" svg:width="16.065cm" svg:height="10.226cm"/>
          <chart:axis chart:dimension="x" chart:name="primary-x" chart:style-name="ch5" chartooo:axis-type="auto">
            <chartooo:date-scale/>
            <chart:title svg:x="8.795cm" svg:y="12.698cm" chart:style-name="ch6">
              <text:p>Data Size (bytes)</text:p>
            </chart:title>
            <chart:categories table:cell-range-address="all_combined.A2:all_combined.A17"/>
          </chart:axis>
          <chart:axis chart:dimension="y" chart:name="primary-y" chart:style-name="ch5">
            <chart:title svg:x="0.451cm" svg:y="7.873cm" chart:style-name="ch7">
              <text:p>Latency (us)</text:p>
            </chart:title>
            <chart:grid chart:style-name="ch8" chart:class="major"/>
          </chart:axis>
          <chart:series chart:style-name="ch9" chart:values-cell-range-address="all_combined.B2:all_combined.B17" chart:label-cell-address="all_combined.B1:all_combined.B1" chart:class="chart:line">
            <chart:data-point chart:repeated="16"/>
          </chart:series>
          <chart:series chart:style-name="ch10" chart:values-cell-range-address="all_combined.C2:all_combined.C17" chart:label-cell-address="all_combined.C1:all_combined.C1" chart:class="chart:line">
            <chart:data-point chart:repeated="16"/>
          </chart:series>
          <chart:series chart:style-name="ch11" chart:values-cell-range-address="all_combined.D2:all_combined.D17" chart:label-cell-address="all_combined.D1:all_combined.D1" chart:class="chart:line">
            <chart:data-point chart:repeated="16"/>
          </chart:series>
          <chart:series chart:style-name="ch12" chart:values-cell-range-address="all_combined.E2:all_combined.E17" chart:label-cell-address="all_combined.E1:all_combined.E1" chart:class="chart:line">
            <chart:data-point chart:repeated="16"/>
          </chart:series>
          <chart:series chart:style-name="ch13" chart:values-cell-range-address="all_combined.F2:all_combined.F17" chart:label-cell-address="all_combined.F1:all_combined.F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eth</text:p>
                <draw:g>
                  <svg:desc>all_combined.B1:all_combined.B1</svg:desc>
                </draw:g>
              </table:table-cell>
              <table:table-cell office:value-type="string">
                <text:p>c_mpi_infini</text:p>
                <draw:g>
                  <svg:desc>all_combined.C1:all_combined.C1</svg:desc>
                </draw:g>
              </table:table-cell>
              <table:table-cell office:value-type="string">
                <text:p>java_mpi_eth</text:p>
                <draw:g>
                  <svg:desc>all_combined.D1:all_combined.D1</svg:desc>
                </draw:g>
              </table:table-cell>
              <table:table-cell office:value-type="string">
                <text:p>java_mpi_infini</text:p>
                <draw:g>
                  <svg:desc>all_combined.E1:all_combined.E1</svg:desc>
                </draw:g>
              </table:table-cell>
              <table:table-cell office:value-type="string">
                <text:p>java_tcp_eth</text:p>
                <draw:g>
                  <svg:desc>all_combined.F1:all_combined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ll_combined.A2:all_combined.A17</svg:desc>
                </draw:g>
              </table:table-cell>
              <table:table-cell office:value-type="float" office:value="13.82">
                <text:p>13.82</text:p>
                <draw:g>
                  <svg:desc>all_combined.B2:all_combined.B17</svg:desc>
                </draw:g>
              </table:table-cell>
              <table:table-cell office:value-type="float" office:value="1.52">
                <text:p>1.52</text:p>
                <draw:g>
                  <svg:desc>all_combined.C2:all_combined.C17</svg:desc>
                </draw:g>
              </table:table-cell>
              <table:table-cell office:value-type="float" office:value="19.762">
                <text:p>19.762</text:p>
                <draw:g>
                  <svg:desc>all_combined.D2:all_combined.D17</svg:desc>
                </draw:g>
              </table:table-cell>
              <table:table-cell office:value-type="float" office:value="5.131">
                <text:p>5.131</text:p>
                <draw:g>
                  <svg:desc>all_combined.E2:all_combined.E17</svg:desc>
                </draw:g>
              </table:table-cell>
              <table:table-cell office:value-type="float" office:value="370.651">
                <text:p>370.651</text:p>
                <draw:g>
                  <svg:desc>all_combined.F2:all_combined.F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49">
                <text:p>13.49</text:p>
              </table:table-cell>
              <table:table-cell office:value-type="float" office:value="1.52">
                <text:p>1.52</text:p>
              </table:table-cell>
              <table:table-cell office:value-type="float" office:value="17.576">
                <text:p>17.576</text:p>
              </table:table-cell>
              <table:table-cell office:value-type="float" office:value="2.283">
                <text:p>2.283</text:p>
              </table:table-cell>
              <table:table-cell office:value-type="float" office:value="299.355">
                <text:p>299.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24">
                <text:p>12.24</text:p>
              </table:table-cell>
              <table:table-cell office:value-type="float" office:value="1.56">
                <text:p>1.56</text:p>
              </table:table-cell>
              <table:table-cell office:value-type="float" office:value="16.118">
                <text:p>16.118</text:p>
              </table:table-cell>
              <table:table-cell office:value-type="float" office:value="2.078">
                <text:p>2.078</text:p>
              </table:table-cell>
              <table:table-cell office:value-type="float" office:value="238.492">
                <text:p>238.4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21">
                <text:p>12.21</text:p>
              </table:table-cell>
              <table:table-cell office:value-type="float" office:value="1.57">
                <text:p>1.57</text:p>
              </table:table-cell>
              <table:table-cell office:value-type="float" office:value="16.002">
                <text:p>16.002</text:p>
              </table:table-cell>
              <table:table-cell office:value-type="float" office:value="2.178">
                <text:p>2.178</text:p>
              </table:table-cell>
              <table:table-cell office:value-type="float" office:value="241.234">
                <text:p>241.2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.24">
                <text:p>12.24</text:p>
              </table:table-cell>
              <table:table-cell office:value-type="float" office:value="1.59">
                <text:p>1.59</text:p>
              </table:table-cell>
              <table:table-cell office:value-type="float" office:value="16.238">
                <text:p>16.238</text:p>
              </table:table-cell>
              <table:table-cell office:value-type="float" office:value="2.194">
                <text:p>2.194</text:p>
              </table:table-cell>
              <table:table-cell office:value-type="float" office:value="244.724">
                <text:p>244.7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.17">
                <text:p>13.17</text:p>
              </table:table-cell>
              <table:table-cell office:value-type="float" office:value="1.91">
                <text:p>1.91</text:p>
              </table:table-cell>
              <table:table-cell office:value-type="float" office:value="17.155">
                <text:p>17.155</text:p>
              </table:table-cell>
              <table:table-cell office:value-type="float" office:value="2.384">
                <text:p>2.384</text:p>
              </table:table-cell>
              <table:table-cell office:value-type="float" office:value="255.759">
                <text:p>255.7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3.18">
                <text:p>13.18</text:p>
              </table:table-cell>
              <table:table-cell office:value-type="float" office:value="2.37">
                <text:p>2.37</text:p>
              </table:table-cell>
              <table:table-cell office:value-type="float" office:value="17.722">
                <text:p>17.722</text:p>
              </table:table-cell>
              <table:table-cell office:value-type="float" office:value="2.917">
                <text:p>2.917</text:p>
              </table:table-cell>
              <table:table-cell office:value-type="float" office:value="230.099">
                <text:p>230.0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.45">
                <text:p>13.45</text:p>
              </table:table-cell>
              <table:table-cell office:value-type="float" office:value="2.67">
                <text:p>2.67</text:p>
              </table:table-cell>
              <table:table-cell office:value-type="float" office:value="17.867">
                <text:p>17.867</text:p>
              </table:table-cell>
              <table:table-cell office:value-type="float" office:value="3.275">
                <text:p>3.275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3.61">
                <text:p>13.61</text:p>
              </table:table-cell>
              <table:table-cell office:value-type="float" office:value="2.92">
                <text:p>2.92</text:p>
              </table:table-cell>
              <table:table-cell office:value-type="float" office:value="17.696">
                <text:p>17.696</text:p>
              </table:table-cell>
              <table:table-cell office:value-type="float" office:value="3.516">
                <text:p>3.516</text:p>
              </table:table-cell>
              <table:table-cell office:value-type="float" office:value="251.532">
                <text:p>251.5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.99">
                <text:p>13.99</text:p>
              </table:table-cell>
              <table:table-cell office:value-type="float" office:value="3.32">
                <text:p>3.32</text:p>
              </table:table-cell>
              <table:table-cell office:value-type="float" office:value="18.225">
                <text:p>18.225</text:p>
              </table:table-cell>
              <table:table-cell office:value-type="float" office:value="4.038">
                <text:p>4.038</text:p>
              </table:table-cell>
              <table:table-cell office:value-type="float" office:value="229.884">
                <text:p>229.8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.12">
                <text:p>18.12</text:p>
              </table:table-cell>
              <table:table-cell office:value-type="float" office:value="4.21">
                <text:p>4.21</text:p>
              </table:table-cell>
              <table:table-cell office:value-type="float" office:value="23.552">
                <text:p>23.552</text:p>
              </table:table-cell>
              <table:table-cell office:value-type="float" office:value="5.02">
                <text:p>5.02</text:p>
              </table:table-cell>
              <table:table-cell office:value-type="float" office:value="245.748">
                <text:p>245.7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.15">
                <text:p>20.15</text:p>
              </table:table-cell>
              <table:table-cell office:value-type="float" office:value="5.32">
                <text:p>5.32</text:p>
              </table:table-cell>
              <table:table-cell office:value-type="float" office:value="26.892">
                <text:p>26.892</text:p>
              </table:table-cell>
              <table:table-cell office:value-type="float" office:value="6.134">
                <text:p>6.134</text:p>
              </table:table-cell>
              <table:table-cell office:value-type="float" office:value="265.576">
                <text:p>265.57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4.98">
                <text:p>24.98</text:p>
              </table:table-cell>
              <table:table-cell office:value-type="float" office:value="7.33">
                <text:p>7.33</text:p>
              </table:table-cell>
              <table:table-cell office:value-type="float" office:value="31.987">
                <text:p>31.987</text:p>
              </table:table-cell>
              <table:table-cell office:value-type="float" office:value="9.452">
                <text:p>9.452</text:p>
              </table:table-cell>
              <table:table-cell office:value-type="float" office:value="285.228">
                <text:p>285.2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3.87">
                <text:p>33.87</text:p>
              </table:table-cell>
              <table:table-cell office:value-type="float" office:value="9.46">
                <text:p>9.46</text:p>
              </table:table-cell>
              <table:table-cell office:value-type="float" office:value="45.79">
                <text:p>45.79</text:p>
              </table:table-cell>
              <table:table-cell office:value-type="float" office:value="17.145">
                <text:p>17.145</text:p>
              </table:table-cell>
              <table:table-cell office:value-type="float" office:value="296.532">
                <text:p>296.5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7.16">
                <text:p>47.16</text:p>
              </table:table-cell>
              <table:table-cell office:value-type="float" office:value="13.04">
                <text:p>13.04</text:p>
              </table:table-cell>
              <table:table-cell office:value-type="float" office:value="63.084">
                <text:p>63.084</text:p>
              </table:table-cell>
              <table:table-cell office:value-type="float" office:value="27.179">
                <text:p>27.179</text:p>
              </table:table-cell>
              <table:table-cell office:value-type="float" office:value="333.952">
                <text:p>333.95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99.88">
                <text:p>499.88</text:p>
              </table:table-cell>
              <table:table-cell office:value-type="float" office:value="20.1">
                <text:p>20.1</text:p>
              </table:table-cell>
              <table:table-cell office:value-type="float" office:value="514.292">
                <text:p>514.292</text:p>
              </table:table-cell>
              <table:table-cell office:value-type="float" office:value="46.181">
                <text:p>46.181</text:p>
              </table:table-cell>
              <table:table-cell office:value-type="float" office:value="327.176">
                <text:p>327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